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6"/>
    <style:style style:name="P13" style:family="paragraph" style:parent-style-name="Text_20_body" style:list-style-name="L17"/>
    <style:style style:name="P14" style:family="paragraph" style:parent-style-name="Text_20_body" style:list-style-name="L18"/>
    <style:style style:name="P15" style:family="paragraph" style:parent-style-name="Text_20_body" style:list-style-name="L19"/>
    <style:style style:name="P16" style:family="paragraph" style:parent-style-name="Text_20_body" style:list-style-name="L20"/>
    <style:style style:name="P17" style:family="paragraph" style:parent-style-name="Text_20_body" style:list-style-name="L21"/>
    <style:style style:name="P18" style:family="paragraph" style:parent-style-name="Text_20_body" style:list-style-name="L22"/>
    <style:style style:name="P19" style:family="paragraph" style:parent-style-name="Text_20_body" style:list-style-name="L23"/>
    <style:style style:name="P20" style:family="paragraph" style:parent-style-name="Text_20_body" style:list-style-name="L24"/>
    <style:style style:name="P21" style:family="paragraph" style:parent-style-name="Text_20_body" style:list-style-name="L25"/>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Heading_20_1">
      <style:paragraph-properties fo:break-before="page"/>
    </style:style>
    <style:style style:name="P24" style:family="paragraph" style:parent-style-name="Heading_20_2">
      <style:paragraph-properties fo:break-before="page"/>
    </style:style>
    <style:style style:name="P25" style:family="paragraph" style:parent-style-name="Heading_20_3">
      <style:paragraph-properties fo:break-before="page"/>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Contents_20_4">
      <style:paragraph-properties>
        <style:tab-stops>
          <style:tab-stop style:position="15.503cm" style:type="right" style:leader-style="dotted" style:leader-text="."/>
        </style:tab-stops>
      </style:paragraph-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2">1) Character<text:tab/>2</text:p>
          <text:p text:style-name="P26">1.1) Stats<text:tab/>2</text:p>
          <text:p text:style-name="P27">1.1.1) Combat<text:tab/>2</text:p>
          <text:p text:style-name="P27">1.1.2) Exploration<text:tab/>2</text:p>
          <text:p text:style-name="P27">1.1.3) Civil<text:tab/>2</text:p>
          <text:p text:style-name="P26">1.2) IA Autobattler<text:tab/>2</text:p>
          <text:p text:style-name="P27">1.2.1) Hero<text:tab/>2</text:p>
          <text:p text:style-name="P27">1.2.2) IA Enemy<text:tab/>3</text:p>
          <text:p text:style-name="P26">1.3) Race<text:tab/>4</text:p>
          <text:p text:style-name="P27">1.3.1) Humain<text:tab/>4</text:p>
          <text:p text:style-name="P27">1.3.2) Nain<text:tab/>4</text:p>
          <text:p text:style-name="P27">1.3.3) Elfe<text:tab/>4</text:p>
          <text:p text:style-name="P27">1.3.4) Arcturian<text:tab/>4</text:p>
          <text:p text:style-name="P27">1.3.5) Nordique<text:tab/>4</text:p>
          <text:p text:style-name="P27">1.3.6) Lyran<text:tab/>4</text:p>
          <text:p text:style-name="P26">1.4) Ennemies<text:tab/>5</text:p>
          <text:p text:style-name="P27">1.4.1) Archetype<text:tab/>5</text:p>
          <text:p text:style-name="P27">1.4.2) Race <text:tab/>5</text:p>
          <text:p text:style-name="P26">1.5) Boucle de combat en autobattler<text:tab/>6</text:p>
          <text:p text:style-name="P26">1.6) Traits<text:tab/>7</text:p>
          <text:p text:style-name="P27">1.6.1) Leviers<text:tab/>7</text:p>
          <text:p text:style-name="P27">1.6.2) Acquisition<text:tab/>7</text:p>
          <text:p text:style-name="P26">1.7) Arbre de talent<text:tab/>8</text:p>
          <text:p text:style-name="P27">1.7.1) Skills<text:tab/>9</text:p>
          <text:p text:style-name="P28">1.7.1.1) Acquisition<text:tab/>9</text:p>
          <text:p text:style-name="P28">1.7.1.2) Limitation<text:tab/>9</text:p>
          <text:p text:style-name="P28">1.7.1.3) Leviers<text:tab/>9</text:p>
          <text:p text:style-name="P28">1.7.1.4) Gain de compétence d'arcane<text:tab/>10</text:p>
          <text:p text:style-name="P27">1.7.2) Arcanes<text:tab/>11</text:p>
          <text:p text:style-name="P28">1.7.2.1) LVL &amp; XP<text:tab/>11</text:p>
          <text:p text:style-name="P28">1.7.2.2) List des arcanes<text:tab/>11</text:p>
          <text:p text:style-name="P27">1.7.3) Branche<text:tab/>13</text:p>
          <text:p text:style-name="P28">1.7.3.1) List de branches<text:tab/>13</text:p>
          <text:p text:style-name="P28">1.7.3.2) Acquisition<text:tab/>13</text:p>
          <text:p text:style-name="P28">1.7.3.3) Contenu<text:tab/>13</text:p>
          <text:p text:style-name="P28">1.7.3.4) Gain de points de talent<text:tab/>13</text:p>
        </text:index-body>
      </text:table-of-content>
      <text:p text:style-name="P1"/>
      <text:h text:style-name="P23" text:outline-level="1">1) Character</text:h>
      <text:h text:style-name="Heading_20_2" text:outline-level="2">1.1) Stats</text:h>
      <text:h text:style-name="Heading_20_3" text:outline-level="3">1.1.1) Combat</text:h>
      <text:p text:style-name="Text_20_body">Primary : </text:p>
      <text:list xml:id="list3756415051806718982" text:style-name="L1">
        <text:list-item>
          <text:p text:style-name="P2">STR</text:p>
        </text:list-item>
        <text:list-item>
          <text:p text:style-name="P2">DEX</text:p>
        </text:list-item>
        <text:list-item>
          <text:p text:style-name="P2">WIS</text:p>
        </text:list-item>
        <text:list-item>
          <text:p text:style-name="P2">CON</text:p>
        </text:list-item>
        <text:list-item>
          <text:p text:style-name="P2">CHA</text:p>
        </text:list-item>
      </text:list>
      <text:p text:style-name="Text_20_body"/>
      <text:p text:style-name="Text_20_body">Secondary :</text:p>
      <text:list xml:id="list8520911428579133216" text:style-name="L2">
        <text:list-item>
          <text:p text:style-name="P3">HP</text:p>
        </text:list-item>
        <text:list-item>
          <text:p text:style-name="P3">MP</text:p>
        </text:list-item>
        <text:list-item>
          <text:p text:style-name="P3">CHC_X</text:p>
        </text:list-item>
        <text:list-item>
          <text:p text:style-name="P3">CHD_X</text:p>
        </text:list-item>
        <text:list-item>
          <text:p text:style-name="P3">MS</text:p>
        </text:list-item>
        <text:list-item>
          <text:p text:style-name="P3">ARM_X</text:p>
        </text:list-item>
        <text:list-item>
          <text:p text:style-name="P3">RES_X (one per element)</text:p>
        </text:list-item>
        <text:list-item>
          <text:p text:style-name="P3">DMG_X (one per element)</text:p>
        </text:list-item>
        <text:list-item>
          <text:p text:style-name="P3">AS</text:p>
        </text:list-item>
        <text:list-item>
          <text:p text:style-name="P3">SKS (skill speed)</text:p>
        </text:list-item>
      </text:list>
      <text:h text:style-name="Heading_20_3" text:outline-level="3">1.1.2) Exploration</text:h>
      <text:p text:style-name="Text_20_body">Aucune (TDB)</text:p>
      <text:h text:style-name="Heading_20_3" text:outline-level="3">1.1.3) Civil</text:h>
      <text:p text:style-name="Text_20_body">Directement % lvl Arcane </text:p>
      <text:h text:style-name="Heading_20_2" text:outline-level="2">1.2) IA Autobattler</text:h>
      <text:h text:style-name="Heading_20_3" text:outline-level="3">1.2.1) Hero</text:h>
      <text:p text:style-name="Text_20_body">Tank : </text:p>
      <text:list xml:id="list4417607196057990038" text:style-name="L3">
        <text:list-item>
          <text:p text:style-name="P4">Monte l'aggro sur cibles engagé où il est pas premier</text:p>
        </text:list-item>
        <text:list-item>
          <text:p text:style-name="P4">DPS</text:p>
        </text:list-item>
        <text:list-item>
          <text:p text:style-name="P4"><text:soft-page-break/>Explore</text:p>
        </text:list-item>
      </text:list>
      <text:p text:style-name="Text_20_body"/>
      <text:p text:style-name="Text_20_body">DPS :</text:p>
      <text:list xml:id="list9129267860953279791" text:style-name="L4">
        <text:list-item>
          <text:p text:style-name="P5">First view, first dps</text:p>
        </text:list-item>
        <text:list-item>
          <text:p text:style-name="P5">Change de cible si target LOS / dead / autre</text:p>
        </text:list-item>
        <text:list-item>
          <text:p text:style-name="P5">Explore derrière le tank</text:p>
        </text:list-item>
      </text:list>
      <text:p text:style-name="Text_20_body"/>
      <text:p text:style-name="Text_20_body">Heal :</text:p>
      <text:list xml:id="list1764617196588508823" text:style-name="L5">
        <text:list-item>
          <text:p text:style-name="P6">Heal Ally under % life</text:p>
        </text:list-item>
        <text:list-item>
          <text:p text:style-name="P6">Buff Ally</text:p>
        </text:list-item>
        <text:list-item>
          <text:p text:style-name="P6">DPS</text:p>
        </text:list-item>
        <text:list-item>
          <text:p text:style-name="P6">Explore en dernier</text:p>
        </text:list-item>
      </text:list>
      <text:p text:style-name="Text_20_body"/>
      <text:h text:style-name="Heading_20_3" text:outline-level="3">1.2.2) IA Enemy</text:h>
      <text:p text:style-name="Text_20_body">Popcorn :</text:p>
      <text:list xml:id="list3536219562542739604" text:style-name="L6">
        <text:list-item>
          <text:p text:style-name="P7">Change target on aggro</text:p>
        </text:list-item>
        <text:list-item>
          <text:p text:style-name="P7">Target first view</text:p>
        </text:list-item>
        <text:list-item>
          <text:p text:style-name="P7">Change target si LOS / dead / autre</text:p>
        </text:list-item>
        <text:list-item>
          <text:p text:style-name="P7">Idle</text:p>
        </text:list-item>
      </text:list>
      <text:p text:style-name="Text_20_body"/>
      <text:p text:style-name="Text_20_body">Ass :</text:p>
      <text:list xml:id="list2141315260163288526" text:style-name="L7">
        <text:list-item>
          <text:p text:style-name="P8">Change target on aggro</text:p>
        </text:list-item>
        <text:list-item>
          <text:p text:style-name="P8">Target backline</text:p>
        </text:list-item>
        <text:list-item>
          <text:p text:style-name="P8">Change target si LOS / dead / autre</text:p>
        </text:list-item>
        <text:list-item>
          <text:p text:style-name="P8">Idle</text:p>
        </text:list-item>
      </text:list>
      <text:p text:style-name="Text_20_body"/>
      <text:h text:style-name="Heading_20_2" text:outline-level="2"/>
      <text:h text:style-name="P24" text:outline-level="2">1.3) Race</text:h>
      <text:h text:style-name="Heading_20_3" text:outline-level="3">1.3.1) Humain</text:h>
      <text:p text:style-name="Text_20_body">Affinité : Magie / Physique</text:p>
      <text:h text:style-name="Heading_20_3" text:outline-level="3">1.3.2) Nain</text:h>
      <text:p text:style-name="Text_20_body">Affinité : Magie / Technologie</text:p>
      <text:h text:style-name="Heading_20_3" text:outline-level="3">1.3.3) Elfe</text:h>
      <text:p text:style-name="Text_20_body">Affinité : Magie</text:p>
      <text:h text:style-name="Heading_20_3" text:outline-level="3">1.3.4) Arcturian</text:h>
      <text:p text:style-name="Text_20_body">Des aliens bleu et chauve.</text:p>
      <text:p text:style-name="Standard"/>
      <text:p text:style-name="Text_20_body">Affinité : Technologie</text:p>
      <text:h text:style-name="Heading_20_3" text:outline-level="3">1.3.5) Nordique</text:h>
      <text:p text:style-name="Text_20_body">Des aliens grand et blond.</text:p>
      <text:p text:style-name="Text_20_body"/>
      <text:p text:style-name="Text_20_body">Affinité : Technologie et physique</text:p>
      <text:h text:style-name="Heading_20_3" text:outline-level="3">1.3.6) Lyran</text:h>
      <text:p text:style-name="Text_20_body">Des aliens chats.</text:p>
      <text:p text:style-name="Standard"/>
      <text:p text:style-name="Text_20_body">Affinité : Physique</text:p>
      <text:h text:style-name="Heading_20_2" text:outline-level="2"/>
      <text:h text:style-name="P24" text:outline-level="2">1.4) Ennemies</text:h>
      <text:p text:style-name="Text_20_body">Les ennemies sont représentés par les monstres d'un univers fantatisque et d'un univers sci-fi/alien mais sans raison apparente (pas d'ennemi intelligent)</text:p>
      <text:h text:style-name="Heading_20_3" text:outline-level="3">1.4.1) Archetype</text:h>
      <text:p text:style-name="Text_20_body">Popcorn : Simple cac qui va droit au but</text:p>
      <text:p text:style-name="Text_20_body">Backliner : Simple dist</text:p>
      <text:p text:style-name="Text_20_body">Assassin : Pop sur la cible / ou charge la cible. Cible de préfère autre que le front</text:p>
      <text:p text:style-name="Text_20_body">Buffer / debuffer : Dist fragile qui enchante les ally / debuff les enemies</text:p>
      <text:p text:style-name="Text_20_body"/>
      <text:h text:style-name="Heading_20_3" text:outline-level="3">1.4.2) Race </text:h>
      <text:p text:style-name="Text_20_body">Liste (TDB) :</text:p>
      <text:list xml:id="list8551960022477686686" text:style-name="L25">
        <text:list-item>
          <text:p text:style-name="P21">Goblin</text:p>
        </text:list-item>
        <text:list-item>
          <text:p text:style-name="P21">Hologoblin</text:p>
        </text:list-item>
        <text:list-item>
          <text:p text:style-name="P21">Wolf</text:p>
        </text:list-item>
        <text:list-item>
          <text:p text:style-name="P21">Bear</text:p>
        </text:list-item>
        <text:list-item>
          <text:p text:style-name="P21">Demon</text:p>
        </text:list-item>
        <text:list-item>
          <text:p text:style-name="P21">Alien</text:p>
        </text:list-item>
        <text:list-item>
          <text:p text:style-name="P21">Critter</text:p>
        </text:list-item>
      </text:list>
      <text:p text:style-name="Text_20_body"/>
      <text:p text:style-name="Text_20_body">Potentiel « attribut » qui permet de varier la race de base :</text:p>
      <text:list xml:id="list37450798" text:continue-numbering="true" text:style-name="L25">
        <text:list-item>
          <text:p text:style-name="P21">Undead</text:p>
        </text:list-item>
        <text:list-item>
          <text:p text:style-name="P21">Corrupt</text:p>
        </text:list-item>
        <text:list-item>
          <text:p text:style-name="P21">Parasite(alien)</text:p>
        </text:list-item>
      </text:list>
      <text:h text:style-name="P24" text:outline-level="2">1.5) Boucle de combat en autobattler</text:h>
      <text:list xml:id="list644213837252616667" text:style-name="L8">
        <text:list-item>
          <text:p text:style-name="P9">Auto attaque si à portée basé sur le cd de l'action + AS</text:p>
        </text:list-item>
        <text:list-item>
          <text:p text:style-name="P9">Use skill basé sur l'ia associé (Target override / CD / Mana …)</text:p>
        </text:list-item>
        <text:list-item>
          <text:p text:style-name="P9">Placement basé sur archetype</text:p>
        </text:list-item>
      </text:list>
      <text:p text:style-name="Text_20_body"/>
      <text:h text:style-name="Heading_20_2" text:outline-level="2"/>
      <text:h text:style-name="P24" text:outline-level="2">1.6) Traits</text:h>
      <text:p text:style-name="Text_20_body">Correspond à des passifs appliqué a un character (Héro ou enemie)</text:p>
      <text:h text:style-name="Heading_20_3" text:outline-level="3">1.6.1) Leviers</text:h>
      <text:p text:style-name="Text_20_body"/>
      <text:p text:style-name="Text_20_body">Liste :</text:p>
      <text:list xml:id="list1088022982588107818" text:style-name="L9">
        <text:list-item>
          <text:p text:style-name="P10">Stats primary / secondary</text:p>
        </text:list-item>
        <text:list-item>
          <text:p text:style-name="P10">Branche unlock</text:p>
        </text:list-item>
        <text:list-item>
          <text:p text:style-name="P10">Proificience XP + Growth</text:p>
        </text:list-item>
        <text:list-item>
          <text:p text:style-name="P10">Growth stats</text:p>
        </text:list-item>
        <text:list-item>
          <text:p text:style-name="P10">Blessure / death %</text:p>
        </text:list-item>
        <text:list-item>
          <text:p text:style-name="P10">Currencies Loot</text:p>
        </text:list-item>
        <text:list-item>
          <text:p text:style-name="P10">Civ work </text:p>
        </text:list-item>
        <text:list-item>
          <text:p text:style-name="P10">Talent unlock</text:p>
        </text:list-item>
      </text:list>
      <text:p text:style-name="Text_20_body"/>
      <text:h text:style-name="Heading_20_3" text:outline-level="3">1.6.2) Acquisition</text:h>
      <text:p text:style-name="Text_20_body">Liste :</text:p>
      <text:list xml:id="list7079722627318899661" text:style-name="L10">
        <text:list-item>
          <text:p text:style-name="P11">Race</text:p>
        </text:list-item>
        <text:list-item>
          <text:p text:style-name="P11">Recrutement</text:p>
        </text:list-item>
        <text:list-item>
          <text:p text:style-name="P11">HF</text:p>
        </text:list-item>
        <text:list-item>
          <text:p text:style-name="P11">Consommations de ressource</text:p>
        </text:list-item>
      </text:list>
      <text:p text:style-name="Text_20_body"/>
      <text:h text:style-name="Heading_20_2" text:outline-level="2"/>
      <text:h text:style-name="P24" text:outline-level="2">1.7) Arbre de talent</text:h>
      <text:p text:style-name="Text_20_body">Représente les arcanes et les branches qui permettent la spécialisation d'un héro.</text:p>
      <text:h text:style-name="P25" text:outline-level="3">1.7.1) Skills</text:h>
      <text:h text:style-name="Heading_20_4" text:outline-level="4">1.7.1.1) Acquisition</text:h>
      <text:p text:style-name="Text_20_body">Les skills (actif / passif) s'obtiennent en majeur parti en validant les prérequis en compétence d'arcane.</text:p>
      <text:p text:style-name="Text_20_body">On les obtient automatiquement ou en RNG une fois leur condition remplie (TDB)</text:p>
      <text:p text:style-name="Text_20_body"/>
      <text:h text:style-name="Heading_20_4" text:outline-level="4">1.7.1.2) Limitation</text:h>
      <text:p text:style-name="Text_20_body">Une limite de X Skills actifs et Y Skills passifs. (TDB)</text:p>
      <text:p text:style-name="Text_20_body">Peut être sous la forme d'une limite en nombre où via un coût d'équipement (cf Spirit POE)</text:p>
      <text:p text:style-name="Text_20_body"/>
      <text:h text:style-name="Heading_20_4" text:outline-level="4">1.7.1.3) Leviers</text:h>
      <text:list xml:id="list6682689328135526136" text:style-name="L16">
        <text:list-item>
          <text:p text:style-name="P12">DOT</text:p>
        </text:list-item>
        <text:list-item>
          <text:p text:style-name="P12">AOE</text:p>
        </text:list-item>
        <text:list-item>
          <text:p text:style-name="P12">DMG</text:p>
        </text:list-item>
        <text:list-item>
          <text:p text:style-name="P12">AS</text:p>
        </text:list-item>
        <text:list-item>
          <text:p text:style-name="P12">Debuff</text:p>
        </text:list-item>
        <text:list-item>
          <text:p text:style-name="P12">Aggro</text:p>
        </text:list-item>
        <text:list-item>
          <text:p text:style-name="P12">Casttime</text:p>
        </text:list-item>
        <text:list-item>
          <text:p text:style-name="P12">Range</text:p>
        </text:list-item>
        <text:list-item>
          <text:p text:style-name="P12">CD</text:p>
        </text:list-item>
        <text:list-item>
          <text:p text:style-name="P12">DMG_Type</text:p>
        </text:list-item>
        <text:list-item>
          <text:p text:style-name="P12">Knockback</text:p>
        </text:list-item>
        <text:list-item>
          <text:p text:style-name="P12">CondActivation</text:p>
        </text:list-item>
        <text:list-item>
          <text:p text:style-name="P12">CC</text:p>
        </text:list-item>
        <text:list-item>
          <text:p text:style-name="P12">Buff</text:p>
        </text:list-item>
        <text:list-item>
          <text:p text:style-name="P12">Setup</text:p>
        </text:list-item>
        <text:list-item>
          <text:p text:style-name="P12">Minion</text:p>
        </text:list-item>
        <text:list-item>
          <text:p text:style-name="P12">Greed/Loot</text:p>
        </text:list-item>
        <text:list-item>
          <text:p text:style-name="P12">Def</text:p>
        </text:list-item>
        <text:list-item>
          <text:p text:style-name="P12">EquipCost</text:p>
        </text:list-item>
        <text:list-item>
          <text:p text:style-name="P12">CastCost</text:p>
        </text:list-item>
        <text:list-item>
          <text:p text:style-name="P12">%Stat</text:p>
        </text:list-item>
        <text:list-item>
          <text:p text:style-name="P12">GainDeRessource</text:p>
        </text:list-item>
      </text:list>
      <text:p text:style-name="Text_20_body"><text:soft-page-break/></text:p>
      <text:h text:style-name="Heading_20_4" text:outline-level="4">1.7.1.4) Gain de compétence d'arcane</text:h>
      <text:p text:style-name="Text_20_body">En utilisant un skill actif, on gagne en compétence dans les arcane associé.</text:p>
      <text:p text:style-name="Text_20_body">Ex : </text:p>
      <text:list xml:id="list3540622755673415194" text:style-name="L17">
        <text:list-item>
          <text:p text:style-name="P13">Boule de feu =&gt; +1 en compétence de feu</text:p>
        </text:list-item>
        <text:list-item>
          <text:p text:style-name="P13">Thunderstrike =&gt; +0,5 en compétence d'eau + 0,5 en compétence de nature</text:p>
        </text:list-item>
      </text:list>
      <text:p text:style-name="Text_20_body">Le gain se fait plus important avec des skills de plus haut niveau et / ou si le sort à des conditions d'activation plus complexe.</text:p>
      <text:p text:style-name="Text_20_body"/>
      <text:h text:style-name="Heading_20_3" text:outline-level="3"/>
      <text:h text:style-name="P25" text:outline-level="3">1.7.2) Arcanes</text:h>
      <text:p text:style-name="Text_20_body">Correspond à un attribut qui permet de définir un skill</text:p>
      <text:p text:style-name="Text_20_body">Ex :</text:p>
      <text:list xml:id="list7042234298987487060" text:style-name="L18">
        <text:list-item>
          <text:p text:style-name="P14">Boule de feu : FEU</text:p>
        </text:list-item>
        <text:list-item>
          <text:p text:style-name="P14">Thunderstrike : EAU / NATURE</text:p>
        </text:list-item>
      </text:list>
      <text:p text:style-name="Text_20_body"/>
      <text:h text:style-name="Heading_20_4" text:outline-level="4">1.7.2.1) LVL &amp; XP</text:h>
      <text:p text:style-name="Text_20_body">On gagne en compétence d'arcane principalement en utlisant des skills</text:p>
      <text:p text:style-name="Text_20_body">Le level max d'une compétence par personnage est 100.</text:p>
      <text:p text:style-name="Text_20_body">Chaque level demande de plus en plus d'XP.</text:p>
      <text:p text:style-name="Text_20_body"/>
      <text:h text:style-name="Heading_20_4" text:outline-level="4">1.7.2.2) List des arcanes</text:h>
      <text:p text:style-name="Text_20_body">Liste non exhaustive et sert purement d'exemple (TDB)</text:p>
      <text:p text:style-name="Text_20_body"/>
      <text:p text:style-name="Text_20_body">Magie :</text:p>
      <text:list xml:id="list701246178501388662" text:style-name="L19">
        <text:list-item>
          <text:p text:style-name="P15">Feu</text:p>
        </text:list-item>
        <text:list-item>
          <text:p text:style-name="P15">Eau</text:p>
        </text:list-item>
        <text:list-item>
          <text:p text:style-name="P15">Terre</text:p>
        </text:list-item>
        <text:list-item>
          <text:p text:style-name="P15">Air</text:p>
        </text:list-item>
      </text:list>
      <text:p text:style-name="Text_20_body"/>
      <text:p text:style-name="Text_20_body">Techno :</text:p>
      <text:list xml:id="list6069863066121187685" text:style-name="L20">
        <text:list-item>
          <text:p text:style-name="P16">Ether</text:p>
        </text:list-item>
        <text:list-item>
          <text:p text:style-name="P16">IA</text:p>
        </text:list-item>
        <text:list-item>
          <text:p text:style-name="P16">Atome</text:p>
        </text:list-item>
        <text:list-item>
          <text:p text:style-name="P16">Mind</text:p>
        </text:list-item>
        <text:list-item>
          <text:p text:style-name="P16">Laser</text:p>
        </text:list-item>
      </text:list>
      <text:p text:style-name="Text_20_body"/>
      <text:p text:style-name="Text_20_body">Physique :</text:p>
      <text:list xml:id="list7327583395611171738" text:style-name="L21">
        <text:list-item>
          <text:p text:style-name="P17">Weapons</text:p>
        </text:list-item>
        <text:list-item>
          <text:p text:style-name="P17">KI</text:p>
        </text:list-item>
        <text:list-item>
          <text:p text:style-name="P17">Athletic</text:p>
        </text:list-item>
        <text:list-item>
          <text:p text:style-name="P17">Leadership</text:p>
        </text:list-item>
      </text:list>
      <text:p text:style-name="Text_20_body"/>
      <text:p text:style-name="Text_20_body">Misc :</text:p>
      <text:list xml:id="list5008723836863348444" text:style-name="L22">
        <text:list-item>
          <text:p text:style-name="P18"><text:soft-page-break/>Summoner</text:p>
        </text:list-item>
        <text:list-item>
          <text:p text:style-name="P18">Space</text:p>
        </text:list-item>
        <text:list-item>
          <text:p text:style-name="P18">Spirituel</text:p>
        </text:list-item>
        <text:list-item>
          <text:p text:style-name="P18">Time</text:p>
        </text:list-item>
        <text:list-item>
          <text:p text:style-name="P18">Illusion</text:p>
        </text:list-item>
        <text:list-item>
          <text:p text:style-name="P18">Warfare</text:p>
        </text:list-item>
      </text:list>
      <text:p text:style-name="Text_20_body"/>
      <text:h text:style-name="Heading_20_3" text:outline-level="3"/>
      <text:h text:style-name="P25" text:outline-level="3">1.7.3) Branche</text:h>
      <text:p text:style-name="Text_20_body">Représente des archetype de playstyle pour se spécialiser</text:p>
      <text:p text:style-name="Text_20_body"/>
      <text:h text:style-name="Heading_20_4" text:outline-level="4">1.7.3.1) List de branches</text:h>
      <text:p text:style-name="Text_20_body">Liste non exhaustive et sert purement d'exemple (TDB)</text:p>
      <text:list xml:id="list744741730292682641" text:style-name="L23">
        <text:list-item>
          <text:p text:style-name="P19">Healer</text:p>
        </text:list-item>
        <text:list-item>
          <text:p text:style-name="P19">DPS</text:p>
        </text:list-item>
        <text:list-item>
          <text:p text:style-name="P19">Assassin</text:p>
        </text:list-item>
        <text:list-item>
          <text:p text:style-name="P19">Tank</text:p>
        </text:list-item>
        <text:list-item>
          <text:p text:style-name="P19">Contrôleur</text:p>
        </text:list-item>
        <text:list-item>
          <text:p text:style-name="P19">Enchanteur</text:p>
        </text:list-item>
      </text:list>
      <text:p text:style-name="Text_20_body"/>
      <text:p text:style-name="Text_20_body">Liste plus spécialiser :</text:p>
      <text:list xml:id="list3003082217411651776" text:style-name="L24">
        <text:list-item>
          <text:p text:style-name="P20">Berserk</text:p>
        </text:list-item>
        <text:list-item>
          <text:p text:style-name="P20">Invoqueur</text:p>
        </text:list-item>
        <text:list-item>
          <text:p text:style-name="P20">Dotteur</text:p>
        </text:list-item>
        <text:list-item>
          <text:p text:style-name="P20">Mage</text:p>
        </text:list-item>
        <text:list-item>
          <text:p text:style-name="P20">Alien</text:p>
        </text:list-item>
        <text:list-item>
          <text:p text:style-name="P20">Weapon master</text:p>
        </text:list-item>
      </text:list>
      <text:p text:style-name="Text_20_body"/>
      <text:h text:style-name="Heading_20_4" text:outline-level="4">1.7.3.2) Acquisition</text:h>
      <text:p text:style-name="Text_20_body">Tout est bloqué de base mais si la liste devient conséquente, on peut envisager de débloquer des branches via la progression d'autre où via une spécialisation acté du héro ou via une progression du jeu. (TDB)</text:p>
      <text:p text:style-name="Text_20_body"/>
      <text:h text:style-name="Heading_20_4" text:outline-level="4">1.7.3.3) Contenu</text:h>
      <text:p text:style-name="Text_20_body">Chaque branche ne contient que des talents d'amélioration. Il n'y aura aucun skill (actif / passif / civil) à obtenir directement d'une branche.</text:p>
      <text:p text:style-name="Text_20_body"/>
      <text:h text:style-name="Heading_20_4" text:outline-level="4">1.7.3.4) Gain de points de talent</text:h>
      <text:p text:style-name="Text_20_body">On gagne des points de talent pour les branches avec un lvl up de héro.</text:p>
      <text:p text:style-name="Text_20_body">On est donc limité par rapport au lvl max du héro.</text:p>
      <text:p text:style-name="Text_20_body"/>
      <text:p text:style-name="Text_20_body"/>
      <text:h text:style-name="P24" text:outline-level="2">1.8) Level &amp; XP</text:h>
      <text:p text:style-name="Text_20_body">Le level max d'un héro est 100.</text:p>
      <text:p text:style-name="Text_20_body">Le gain d'xp se fait via des missions réussit / des ennemies vaincu.</text:p>
      <text:p text:style-name="Text_20_body">Le gain d'xp par LVL devient de plus en plus important.</text:p>
      <text:p text:style-name="Text_20_body">Les missions et les ennemies ont leur montant d'xp qui scale sur leur niveau.</text:p>
      <text:p text:style-name="Text_20_body">On gagne un point de talent par level up obtenu.</text:p>
      <text:p text:style-name="Text_20_body"/>
      <text:h text:style-name="Heading_20_1" text:outline-level="1"/>
      <text:h text:style-name="P23" text:outline-level="1">2) HUB (ville)</text:h>
      <text:p text:style-name="Text_20_body">Définition :</text:p>
      <text:p text:style-name="Text_20_body"/>
      <text:h text:style-name="Heading_20_2" text:outline-level="2"/>
      <text:h text:style-name="P24" text:outline-level="2">2.1) Les Batiments</text:h>
      <text:p text:style-name="Text_20_body">Représente les batiments à utilité possible dans le HUB du joueurs</text:p>
      <text:h text:style-name="Heading_20_3" text:outline-level="3"/>
      <text:h text:style-name="P25" text:outline-level="3">2.1.1) Taverne</text:h>
      <text:p text:style-name="Text_20_body">Représente l'endroit où l'on gère les héros engager.</text:p>
      <text:p text:style-name="Text_20_body">On peut également y recruter parmis les nouveau arrivants</text:p>
      <text:h text:style-name="Heading_20_4" text:outline-level="4">2.1.1.1) Gestion des héros</text:h>
      <text:h text:style-name="Heading_20_4" text:outline-level="4">2.1.1.2) <text:s/>Recrutement</text:h>
      <text:h text:style-name="Heading_20_3" text:outline-level="3"/>
      <text:h text:style-name="P25" text:outline-level="3">2.1.2) Mairie</text:h>
      <text:p text:style-name="Text_20_body">Représente l'endroit où l'on peut améliorer son HUB (Nouveau batiments compris)</text:p>
      <text:h text:style-name="Heading_20_4" text:outline-level="4">2.1.2.1) Leviers</text:h>
      <text:h text:style-name="Heading_20_3" text:outline-level="3"/>
      <text:h text:style-name="P25" text:outline-level="3">2.1.3) Panneau d'affichage</text:h>
      <text:p text:style-name="Text_20_body">Représente l'endroit pour envoyer en missions les héros</text:p>
      <text:h text:style-name="Heading_20_4" text:outline-level="4">2.1.3.1) Missions</text:h>
      <text:h text:style-name="Heading_20_4" text:outline-level="4">2.1.3.2) Tools</text:h>
      <text:h text:style-name="Heading_20_3" text:outline-level="3"/>
      <text:h text:style-name="P25" text:outline-level="3">2.1.4) Centre de soin</text:h>
      <text:p text:style-name="Text_20_body">Représente l'endroit où l'on peut faire soigner des blessures temporaires.</text:p>
      <text:h text:style-name="Heading_20_3" text:outline-level="3"/>
      <text:h text:style-name="P25" text:outline-level="3">2.1.5) Forge</text:h>
      <text:p text:style-name="Text_20_body">Permet de faire fabriquer de l’équipement.</text:p>
      <text:h text:style-name="Heading_20_4" text:outline-level="4">2.1.5.1) Fabrication</text:h>
      <text:h text:style-name="Heading_20_4" text:outline-level="4">2.1.5.1) Tools</text:h>
      <text:h text:style-name="Heading_20_3" text:outline-level="3"/>
      <text:h text:style-name="P25" text:outline-level="3">2.1.6) Ferailleur</text:h>
      <text:p text:style-name="Text_20_body">Permet de convertir des loots en monnaies utiles</text:p>
      <text:h text:style-name="Heading_20_4" text:outline-level="4">2.1.6.1) Tools</text:h>
      <text:h text:style-name="Heading_20_3" text:outline-level="3"/>
      <text:h text:style-name="P25" text:outline-level="3">2.1.7) Ferme</text:h>
      <text:p text:style-name="Text_20_body">Permet de faire gagner des ressources de façon passives.</text:p>
      <text:h text:style-name="Heading_20_3" text:outline-level="3"/>
      <text:h text:style-name="P25" text:outline-level="3">2.1.8) Académie</text:h>
      <text:p text:style-name="Text_20_body">Permet d’entraîner les héros</text:p>
      <text:h text:style-name="Heading_20_4" text:outline-level="4">2.1.8.1) <text:s/>LVL &amp; XP Hero</text:h>
      <text:h text:style-name="Heading_20_4" text:outline-level="4">2.1.8.2) <text:s/>Compétence en Arcane</text:h>
      <text:h text:style-name="Heading_20_4" text:outline-level="4">2.1.8.3) <text:s/>Stats training</text:h>
      <text:h text:style-name="Heading_20_2" text:outline-level="2"/>
      <text:h text:style-name="P24" text:outline-level="2">2.2) Ajout d'un bâtiment</text:h>
      <text:h text:style-name="Heading_20_2" text:outline-level="2"/>
      <text:h text:style-name="P24" text:outline-level="2">2.3) L'animation en vill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11-04T11:54:54.12</meta:creation-date>
    <dc:date>2025-11-13T17:18:20.35</dc:date>
    <meta:editing-duration>PT4H7M7S</meta:editing-duration>
    <meta:editing-cycles>10</meta:editing-cycles>
    <meta:generator>OpenOffice/4.1.15$Win32 OpenOffice.org_project/4115m2$Build-9813</meta:generator>
    <meta:document-statistic meta:table-count="0" meta:image-count="0" meta:object-count="0" meta:page-count="26" meta:paragraph-count="281" meta:word-count="1219" meta:character-count="6419"/>
  </office:meta>
</office:document-meta>
</file>